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aditional Arabic" fo:font-size="18pt" fo:font-style="normal" style:text-underline-style="solid" style:text-underline-width="auto" style:text-underline-color="font-color" style:font-size-asian="18pt" style:font-style-asian="normal" style:font-size-complex="18pt" style:font-style-complex="normal"/>
    </style:style>
    <style:style style:name="P2" style:family="paragraph" style:parent-style-name="Standard">
      <style:paragraph-properties fo:text-align="center" style:justify-single-word="false"/>
      <style:text-properties style:font-name="Traditional Arabic" fo:font-size="18pt" fo:font-style="normal" style:text-underline-style="none" style:font-size-asian="18pt" style:font-style-asian="normal" style:font-size-complex="18pt" style:font-style-complex="normal"/>
    </style:style>
    <style:style style:name="P3" style:family="paragraph" style:parent-style-name="Standard" style:list-style-name="L1">
      <style:paragraph-properties fo:text-align="start" style:justify-single-word="false"/>
      <style:text-properties style:font-name="Traditional Arabic" fo:font-size="18pt" fo:font-style="normal" style:text-underline-style="none" style:font-size-asian="18pt" style:font-style-asian="normal" style:font-size-complex="18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minus-Magna</text:p>
      <text:p text:style-name="P1"/>
      <text:p text:style-name="P2">Huminus-Magna fut fondé il-y-à 76 ans par Tagost Dumevre, le maire d'un petit village, son but était de prendre contrôle de la politique des autres races en mettant à la place de leurs dirigeant, des hommes de le Huminus-Magna afin de mieux pouvoir les contrôler.</text:p>
      <text:p text:style-name="P2">Leurs méthodes sont assez vicieuses, pots-de-vins, menaces, vols, et meurtres, tout est permis pour détrôner un roi et de prendre sa place, mais attention, il faut rester discret pour ne pas se faire tuer.</text:p>
      <text:p text:style-name="P2">Lors de l'entrée d'un nouveau membre, un sort lui est appliqué pour sceller sont entrée.</text:p>
      <text:p text:style-name="P2">NB : Lorsque l'ont approche un cristal de Grismarge les effets du sort se font voir et un bouclier apparait en surbrillance bleutée sur la nuque du concerner, sitôt éloigné, le sceau s'éteint.</text:p>
      <text:p text:style-name="P2">(Distance d'activation, 2m)</text:p>
      <text:p text:style-name="P2">Le sceau permet aussi de poser plusieurs sorts sur un concerner et en temps voulu, de tous les enlever d'un coup.</text:p>
      <text:p text:style-name="P1"/>
      <text:list xml:id="list8326604668566046619" text:style-name="L1">
        <text:list-item>
          <text:p text:style-name="P3">Tagost Dumevre</text:p>
        </text:list-item>
        <text:list-item>
          <text:p text:style-name="P3">Car ils veulent prendre le contrôle des autres races et y placer un roi, de l'Huminus-Magna à leur place.</text:p>
        </text:list-item>
        <text:list-item>
          <text:p text:style-name="P3">Humains, et tout les autres tant qu'ils sont loyaux</text:p>
        </text:list-item>
        <text:list-item>
          <text:p text:style-name="P3">En utilisant de la ruse, de la fourberie, de la menace et des pots de vins.</text:p>
        </text:list-item>
        <text:list-item>
          <text:p text:style-name="P3">Elles ont été cédée par Tagost Dumevre, qui était alors là, <text:soft-page-break/>maire d'un village.</text:p>
        </text:list-item>
        <text:list-item>
          <text:p text:style-name="P3">Ils se battent souvent, mais préfère utiliser la ruse</text:p>
        </text:list-item>
        <text:list-item>
          <text:p text:style-name="P3">Encore aucun événements important (Huminus-Magna est jeune)</text:p>
        </text:list-item>
        <text:list-item>
          <text:p text:style-name="P3">Sortes de méritocratie, il faut faire des concessions et travailler dur pour accéder à un trône.</text:p>
        </text:list-item>
        <text:list-item>
          <text:p text:style-name="P3">Lors de l'entrée dans la Guilde, un sort est lancé sur le nouveau venu, afin de sceller son entrée et de le reconnaître, lorsque on approche un cristal de Gismarge de celui ci , une sorte de marque en forme de bouclier reluit sur sa nuque, sitôt le cristal éloigné, il dispara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éo Moitinho</meta:initial-creator>
    <meta:creation-date>2017-12-10T18:32:27.03</meta:creation-date>
    <meta:document-statistic meta:table-count="0" meta:image-count="0" meta:object-count="0" meta:page-count="2" meta:paragraph-count="16" meta:word-count="305" meta:character-count="1721"/>
    <dc:date>2017-12-10T18:55:50.46</dc:date>
    <dc:creator>Mattéo Moitinho</dc:creator>
    <meta:editing-duration>PT8M13S</meta:editing-duration>
    <meta:editing-cycles>1</meta:editing-cycles>
    <meta:generator>OpenOffice/4.1.4$Win32 OpenOffice.org_project/414m5$Build-9788</meta:generator>
  </office:meta>
</office:document-meta>
</file>